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f87" officeooo:paragraph-rsid="000d7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hoo search engine :</text:p>
      <text:p text:style-name="P1"><text:a xlink:type="simple" xlink:href="https://whatis.techtarget.com/definition/Yahoo" text:style-name="Internet_20_link" text:visited-style-name="Visited_20_Internet_20_Link">https://whatis.techtarget.com/definition/Yahoo</text:a></text:p>
      <text:p text:style-name="P1"/>
      <text:p text:style-name="P1">EdgeRank Algorithm:</text:p>
      <text:p text:style-name="P1"><text:a xlink:type="simple" xlink:href="https://metricool.com/what-is-facebook-edgerank-or-how-facebook-algorithm-works/amp/#How_EdgeRank_Works" text:style-name="Internet_20_link" text:visited-style-name="Visited_20_Internet_20_Link">https://metricool.com/what-is-facebook-edgerank-or-how-facebook-algorithm-works/amp/#How_EdgeRank_Works</text:a></text:p>
      <text:p text:style-name="P1"><text:a xlink:type="simple" xlink:href="https://smallbiztrends.com/2017/07/what-is-clickbait.html" text:style-name="Internet_20_link" text:visited-style-name="Visited_20_Internet_20_Link">https://smallbiztrends.com/2017/07/what-is-clickbait.html</text:a></text:p>
      <text:p text:style-name="P1"/>
      <text:p text:style-name="P1">PageRank Algorithm:</text:p>
      <text:p text:style-name="P1"><text:a xlink:type="simple" xlink:href="https://computer.howstuffworks.com/internet/basics/google1.htm" text:style-name="Internet_20_link" text:visited-style-name="Visited_20_Internet_20_Link">https://computer.howstuffworks.com/internet/basics/google1.htm</text:a></text:p>
      <text:p text:style-name="P1"><text:a xlink:type="simple" xlink:href="https://www.youtube.com/watch?v=uhFf7YBkmlE" text:style-name="Internet_20_link" text:visited-style-name="Visited_20_Internet_20_Link">https://www.youtube.com/watch?v=uhFf7YBkmlE</text:a></text:p>
      <text:p text:style-name="P1">https://s.hswstatic.com/gif/search-engine-chart.gif</text:p>
      <text:p text:style-name="P1"/>
      <text:p text:style-name="P1">DuckDuckGo search engine :<text:line-break/>https://www.digitalcitizen.life/what-is-duckduck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28:46.638120079</meta:creation-date>
    <dc:date>2018-12-12T17:59:27.021413264</dc:date>
    <meta:editing-duration>PT6H50M9S</meta:editing-duration>
    <meta:editing-cycles>1</meta:editing-cycles>
    <meta:document-statistic meta:table-count="0" meta:image-count="0" meta:object-count="0" meta:page-count="1" meta:paragraph-count="10" meta:word-count="19" meta:character-count="498" meta:non-whitespace-character-count="489"/>
    <meta:generator>LibreOffice/6.1.2.1$Linux_X86_64 LibreOffice_project/10$Build-1</meta:generator>
  </office:meta>
</office:document-meta>
</file>